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3"/>
    <style:style style:name="ce3" style:family="table-cell" style:parent-style-name="Default" style:data-style-name="N113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13">
      <style:text-properties style:use-window-font-color="true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13"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8" style:family="table-cell" style:parent-style-name="Default">
      <style:text-properties style:use-window-font-color="true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8"/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office:value-type="string" calcext:value-type="string">
            <text:p>x1,y1</text:p>
          </table:table-cell>
          <table:table-cell table:style-name="Default" office:value-type="string" calcext:value-type="string">
            <text:p>estabilidade</text:p>
          </table:table-cell>
          <table:table-cell table:style-name="Default"/>
          <table:table-cell table:style-name="Default" office:value-type="string" calcext:value-type="string">
            <text:p>x2,y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4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[.A2]/2+SQRT(([.A2]/2)^2+4*[.B2])" office:value-type="float" office:value="3.51497248415769" calcext:value-type="float">
            <text:p>3,51497</text:p>
          </table:table-cell>
          <table:table-cell table:formula="of:=[.A2]/2-SQRT(([.A2]/2)^2+4*[.B2])" office:value-type="float" office:value="-2.84497248415769" calcext:value-type="float">
            <text:p>-2,84497</text:p>
          </table:table-cell>
          <table:table-cell table:formula="of:=([.A2]+[.B2]-1)/([.A2]+[.B2])^2" office:value-type="float" office:value="0.215944033675328" calcext:value-type="float">
            <text:p>0,21594</text:p>
          </table:table-cell>
          <table:table-cell table:formula="of:=([.A2]*(2-[.A2]-[.B2])/([.A2]+[.B2]))" office:value-type="float" office:value="-0.247287066246057" calcext:value-type="float">
            <text:p>-0,24729</text:p>
          </table:table-cell>
          <table:table-cell table:formula="of:=[.B2]*(2-[.A2]-[.B2])/([.A2]+[.B2])" office:value-type="float" office:value="-0.922712933753943" calcext:value-type="float">
            <text:p>-0,92271</text:p>
          </table:table-cell>
          <table:table-cell table:formula="of:=[.G2]/2" office:value-type="float" office:value="-0.123643533123028" calcext:value-type="float">
            <text:p>-0,12364</text:p>
          </table:table-cell>
          <table:table-cell table:formula="of:=SQRT(([.G2]^2+4*[.H2])*-1)/2" office:value-type="float" office:value="0.952588689031524" calcext:value-type="float">
            <text:p>0,95259</text:p>
          </table:table-cell>
          <table:table-cell table:formula="of:=SQRT([.I2]^2+[.J2]^2)" office:value-type="float" office:value="0.960579478103682" calcext:value-type="float">
            <text:p>0,96058</text:p>
          </table:table-cell>
          <table:table-cell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[.A3]/2+SQRT(([.A3]/2)^2+4*[.B3])" office:value-type="float" office:value="3.5762360239003" calcext:value-type="float">
            <text:p>3,57624</text:p>
          </table:table-cell>
          <table:table-cell table:formula="of:=[.A3]/2-SQRT(([.A3]/2)^2+4*[.B3])" office:value-type="float" office:value="-2.7962360239003" calcext:value-type="float">
            <text:p>-2,79624</text:p>
          </table:table-cell>
          <table:table-cell table:formula="of:=([.A3]+[.B3]-1)/([.A3]+[.B3])^2" office:value-type="float" office:value="0.21192742415229" calcext:value-type="float">
            <text:p>0,21193</text:p>
          </table:table-cell>
          <table:table-cell table:formula="of:=[.A3]*(2-[.A3]-[.B3])/([.A3]+[.B3])*-1" office:value-type="float" office:value="0.304390243902439" calcext:value-type="float">
            <text:p>0,30439</text:p>
          </table:table-cell>
          <table:table-cell table:formula="of:=[.B3]*(2-[.A3]-[.B3])/([.A3]+[.B3])" office:value-type="float" office:value="-0.975609756097561" calcext:value-type="float">
            <text:p>-0,97561</text:p>
          </table:table-cell>
          <table:table-cell table:formula="of:=[.G3]/2" office:value-type="float" office:value="0.15219512195122" calcext:value-type="float">
            <text:p>0,15220</text:p>
          </table:table-cell>
          <table:table-cell table:formula="of:=SQRT(([.G3]^2+4*[.H3])*-1)/2" office:value-type="float" office:value="0.975933604786624" calcext:value-type="float">
            <text:p>0,97593</text:p>
          </table:table-cell>
          <table:table-cell table:formula="of:=SQRT([.I3]^2+[.J3]^2)" office:value-type="float" office:value="0.98772959664959" calcext:value-type="float">
            <text:p>0,98773</text:p>
          </table:table-cell>
          <table:table-cell/>
        </table:table-row>
        <table:table-row table:style-name="ro1">
          <table:table-cell office:value-type="float" office:value="1.2" calcext:value-type="float">
            <text:p>1,20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[.A4]/2+SQRT(([.A4]/2)^2+4*[.B4])" office:value-type="float" office:value="3.81869538788622" calcext:value-type="float">
            <text:p>3,81870</text:p>
          </table:table-cell>
          <table:table-cell table:formula="of:=[.A4]/2-SQRT(([.A4]/2)^2+4*[.B4])" office:value-type="float" office:value="-2.61869538788622" calcext:value-type="float">
            <text:p>-2,61870</text:p>
          </table:table-cell>
          <table:table-cell table:formula="of:=([.A4]+[.B4]-1)/([.A4]+[.B4])^2" office:value-type="float" office:value="0.197224251278305" calcext:value-type="float">
            <text:p>0,19722</text:p>
          </table:table-cell>
          <table:table-cell table:formula="of:=[.A4]*(2-[.A4]-[.B4])/([.A4]+[.B4])*-1" office:value-type="float" office:value="0.551351351351351" calcext:value-type="float">
            <text:p>0,55135</text:p>
          </table:table-cell>
          <table:table-cell table:formula="of:=[.B4]*(2-[.A4]-[.B4])/([.A4]+[.B4])" office:value-type="float" office:value="-1.14864864864865" calcext:value-type="float">
            <text:p>-1,14865</text:p>
          </table:table-cell>
          <table:table-cell table:formula="of:=[.G4]/2" office:value-type="float" office:value="0.275675675675676" calcext:value-type="float">
            <text:p>0,27568</text:p>
          </table:table-cell>
          <table:table-cell table:formula="of:=SQRT(([.G4]^2+4*[.H4])*-1)/2" office:value-type="float" office:value="1.03568893519696" calcext:value-type="float">
            <text:p>1,03569</text:p>
          </table:table-cell>
          <table:table-cell table:formula="of:=SQRT([.I4]^2+[.J4]^2)" office:value-type="float" office:value="1.07175027345397" calcext:value-type="float">
            <text:p>1,07175</text:p>
          </table:table-cell>
          <table:table-cell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[.A5]/2+SQRT(([.A5]/2)^2+4*[.B5])" office:value-type="float" office:value="3.90851588831724" calcext:value-type="float">
            <text:p>3,90852</text:p>
          </table:table-cell>
          <table:table-cell table:formula="of:=[.A5]/2-SQRT(([.A5]/2)^2+4*[.B5])" office:value-type="float" office:value="-2.55851588831724" calcext:value-type="float">
            <text:p>-2,55852</text:p>
          </table:table-cell>
          <table:table-cell table:formula="of:=([.A5]+[.B5]-1)/([.A5]+[.B5])^2" office:value-type="float" office:value="0.192275257210322" calcext:value-type="float">
            <text:p>0,19228</text:p>
          </table:table-cell>
          <table:table-cell table:formula="of:=[.A5]*(2-[.A5]-[.B5])/([.A5]+[.B5])*-1" office:value-type="float" office:value="0.648701298701299" calcext:value-type="float">
            <text:p>0,64870</text:p>
          </table:table-cell>
          <table:table-cell table:formula="of:=[.B5]*(2-[.A5]-[.B5])/([.A5]+[.B5])" office:value-type="float" office:value="-1.2012987012987" calcext:value-type="float">
            <text:p>-1,20130</text:p>
          </table:table-cell>
          <table:table-cell table:formula="of:=[.G5]/2" office:value-type="float" office:value="0.324350649350649" calcext:value-type="float">
            <text:p>0,32435</text:p>
          </table:table-cell>
          <table:table-cell table:formula="of:=SQRT(([.G5]^2+4*[.H5])*-1)/2" office:value-type="float" office:value="1.04694572808934" calcext:value-type="float">
            <text:p>1,04695</text:p>
          </table:table-cell>
          <table:table-cell table:formula="of:=SQRT([.I5]^2+[.J5]^2)" office:value-type="float" office:value="1.0960377280453" calcext:value-type="float">
            <text:p>1,09604</text:p>
          </table:table-cell>
          <table:table-cell/>
        </table:table-row>
        <table:table-row table:style-name="ro1">
          <table:table-cell office:value-type="float" office:value="0.8" calcext:value-type="float">
            <text:p>0,8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</text:p>
          </table:table-cell>
          <table:table-cell table:formula="of:=[.A6]/2+SQRT(([.A6]/2)^2+4*[.B6])" office:value-type="float" office:value="3.88711915483254" calcext:value-type="float">
            <text:p>3,88712</text:p>
          </table:table-cell>
          <table:table-cell table:formula="of:=[.A6]/2-SQRT(([.A6]/2)^2+4*[.B6])" office:value-type="float" office:value="-3.08711915483254" calcext:value-type="float">
            <text:p>-3,08712</text:p>
          </table:table-cell>
          <table:table-cell table:formula="of:=([.A6]+[.B6]-1)/([.A6]+[.B6])^2" office:value-type="float" office:value="0.193905817174515" calcext:value-type="float">
            <text:p>0,19391</text:p>
          </table:table-cell>
          <table:table-cell table:formula="of:=[.A6]*(2-[.A6]-[.B6])/([.A6]+[.B6])*-1" office:value-type="float" office:value="0.378947368421053" calcext:value-type="float">
            <text:p>0,37895</text:p>
          </table:table-cell>
          <table:table-cell table:formula="of:=[.B6]*(2-[.A6]-[.B6])/([.A6]+[.B6])" office:value-type="float" office:value="-1.42105263157895" calcext:value-type="float">
            <text:p>-1,42105</text:p>
          </table:table-cell>
          <table:table-cell table:formula="of:=[.G6]/2" office:value-type="float" office:value="0.189473684210526" calcext:value-type="float">
            <text:p>0,18947</text:p>
          </table:table-cell>
          <table:table-cell table:formula="of:=SQRT(([.G6]^2+4*[.H6])*-1)/2" office:value-type="float" office:value="1.17692495706848" calcext:value-type="float">
            <text:p>1,17692</text:p>
          </table:table-cell>
          <table:table-cell table:formula="of:=SQRT([.I6]^2+[.J6]^2)" office:value-type="float" office:value="1.19207912135854" calcext:value-type="float">
            <text:p>1,19208</text:p>
          </table:table-cell>
          <table:table-cell/>
        </table:table-row>
        <table:table-row table:style-name="ro1">
          <table:table-cell office:value-type="float" office:value="1.1" calcext:value-type="float">
            <text:p>1,10</text:p>
          </table:table-cell>
          <table:table-cell office:value-type="float" office:value="3" calcext:value-type="float">
            <text:p>3,00</text:p>
          </table:table-cell>
          <table:table-cell office:value-type="float" office:value="0" calcext:value-type="float">
            <text:p>0</text:p>
          </table:table-cell>
          <table:table-cell table:formula="of:=[.A7]/2+SQRT(([.A7]/2)^2+4*[.B7])" office:value-type="float" office:value="4.05749198145912" calcext:value-type="float">
            <text:p>4,05749</text:p>
          </table:table-cell>
          <table:table-cell table:formula="of:=[.A7]/2-SQRT(([.A7]/2)^2+4*[.B7])" office:value-type="float" office:value="-2.95749198145912" calcext:value-type="float">
            <text:p>-2,95749</text:p>
          </table:table-cell>
          <table:table-cell table:formula="of:=([.A7]+[.B7]-1)/([.A7]+[.B7])^2" office:value-type="float" office:value="0.184414039262344" calcext:value-type="float">
            <text:p>0,18441</text:p>
          </table:table-cell>
          <table:table-cell table:formula="of:=[.A7]*(2-[.A7]-[.B7])/([.A7]+[.B7])*-1" office:value-type="float" office:value="0.563414634146342" calcext:value-type="float">
            <text:p>0,56341</text:p>
          </table:table-cell>
          <table:table-cell table:formula="of:=[.B7]*(2-[.A7]-[.B7])/([.A7]+[.B7])" office:value-type="float" office:value="-1.53658536585366" calcext:value-type="float">
            <text:p>-1,53659</text:p>
          </table:table-cell>
          <table:table-cell table:formula="of:=[.G7]/2" office:value-type="float" office:value="0.281707317073171" calcext:value-type="float">
            <text:p>0,28171</text:p>
          </table:table-cell>
          <table:table-cell table:formula="of:=SQRT(([.G7]^2+4*[.H7])*-1)/2" office:value-type="float" office:value="1.20715630858688" calcext:value-type="float">
            <text:p>1,20716</text:p>
          </table:table-cell>
          <table:table-cell table:formula="of:=SQRT([.I7]^2+[.J7]^2)" office:value-type="float" office:value="1.23959080581201" calcext:value-type="float">
            <text:p>1,23959</text:p>
          </table:table-cell>
          <table:table-cell/>
        </table:table-row>
        <table:table-row table:style-name="ro1">
          <table:table-cell office:value-type="float" office:value="2.5" calcext:value-type="float">
            <text:p>2,50</text:p>
          </table:table-cell>
          <table:table-cell office:value-type="float" office:value="2" calcext:value-type="float">
            <text:p>2,00</text:p>
          </table:table-cell>
          <table:table-cell office:value-type="float" office:value="0" calcext:value-type="float">
            <text:p>0</text:p>
          </table:table-cell>
          <table:table-cell table:formula="of:=[.A8]/2+SQRT(([.A8]/2)^2+4*[.B8])" office:value-type="float" office:value="4.34232921921325" calcext:value-type="float">
            <text:p>4,34233</text:p>
          </table:table-cell>
          <table:table-cell table:formula="of:=[.A8]/2-SQRT(([.A8]/2)^2+4*[.B8])" office:value-type="float" office:value="-1.84232921921325" calcext:value-type="float">
            <text:p>-1,84233</text:p>
          </table:table-cell>
          <table:table-cell table:formula="of:=([.A8]+[.B8]-1)/([.A8]+[.B8])^2" office:value-type="float" office:value="0.17283950617284" calcext:value-type="float">
            <text:p>0,17284</text:p>
          </table:table-cell>
          <table:table-cell table:formula="of:=[.A8]*(2-[.A8]-[.B8])/([.A8]+[.B8])*-1" office:value-type="float" office:value="1.38888888888889" calcext:value-type="float">
            <text:p>1,38889</text:p>
          </table:table-cell>
          <table:table-cell table:formula="of:=[.B8]*(2-[.A8]-[.B8])/([.A8]+[.B8])" office:value-type="float" office:value="-1.11111111111111" calcext:value-type="float">
            <text:p>-1,11111</text:p>
          </table:table-cell>
          <table:table-cell table:formula="of:=[.G8]/2" office:value-type="float" office:value="0.694444444444444" calcext:value-type="float">
            <text:p>0,69444</text:p>
          </table:table-cell>
          <table:table-cell table:formula="of:=SQRT(([.G8]^2+4*[.H8])*-1)/2" office:value-type="float" office:value="0.793005690201122" calcext:value-type="float">
            <text:p>0,79301</text:p>
          </table:table-cell>
          <table:table-cell table:formula="of:=SQRT([.I8]^2+[.J8]^2)" office:value-type="float" office:value="1.05409255338946" calcext:value-type="float">
            <text:p>1,05409</text:p>
          </table:table-cell>
          <table:table-cell/>
        </table:table-row>
        <table:table-row table:style-name="ro1">
          <table:table-cell office:value-type="float" office:value="3.8" calcext:value-type="float">
            <text:p>3,80</text:p>
          </table:table-cell>
          <table:table-cell office:value-type="float" office:value="0.5" calcext:value-type="float">
            <text:p>0,50</text:p>
          </table:table-cell>
          <table:table-cell office:value-type="float" office:value="0" calcext:value-type="float">
            <text:p>0</text:p>
          </table:table-cell>
          <table:table-cell table:formula="of:=[.A9]/2+SQRT(([.A9]/2)^2+4*[.B9])" office:value-type="float" office:value="4.2685438564654" calcext:value-type="float">
            <text:p>4,26854</text:p>
          </table:table-cell>
          <table:table-cell table:formula="of:=[.A9]/2-SQRT(([.A9]/2)^2+4*[.B9])" office:value-type="float" office:value="-0.468543856465402" calcext:value-type="float">
            <text:p>-0,46854</text:p>
          </table:table-cell>
          <table:table-cell table:formula="of:=([.A9]+[.B9]-1)/([.A9]+[.B9])^2" office:value-type="float" office:value="0.178474851270957" calcext:value-type="float">
            <text:p>0,17847</text:p>
          </table:table-cell>
          <table:table-cell table:formula="of:=[.A9]*(2-[.A9]-[.B9])/([.A9]+[.B9])*-1" office:value-type="float" office:value="2.03255813953488" calcext:value-type="float">
            <text:p>2,03256</text:p>
          </table:table-cell>
          <table:table-cell table:formula="of:=[.B9]*(2-[.A9]-[.B9])/([.A9]+[.B9])" office:value-type="float" office:value="-0.267441860465116" calcext:value-type="float">
            <text:p>-0,26744</text:p>
          </table:table-cell>
          <table:table-cell table:formula="of:=[.G9]/2" office:value-type="float" office:value="1.01627906976744" calcext:value-type="float">
            <text:p>1,01628</text:p>
          </table:table-cell>
          <table:table-cell table:formula="of:=SQRT(([.G9]^2+4*[.H9]))/2" office:value-type="float" office:value="0.874860724448332" calcext:value-type="float">
            <text:p>0,87486</text:p>
          </table:table-cell>
          <table:table-cell table:style-name="ce7" table:formula="of:=[.I9]+[.J9]" office:value-type="float" office:value="1.89113979421577" calcext:value-type="float">
            <text:p>1,8911397942</text:p>
          </table:table-cell>
          <table:table-cell table:formula="of:=[.I9]-[.J9]" office:value-type="float" office:value="0.141418345319108" calcext:value-type="float">
            <text:p>0,141418345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 style:data-style-name="N2" text:time-value="21:39:24.0377255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18:20.166269138</meta:creation-date>
    <dc:date>2018-01-11T00:47:00.192840063</dc:date>
    <meta:editing-duration>PT2H43M55S</meta:editing-duration>
    <meta:editing-cycles>3</meta:editing-cycles>
    <meta:generator>LibreOffice/5.1.6.2$Linux_X86_64 LibreOffice_project/10m0$Build-2</meta:generator>
    <meta:document-statistic meta:table-count="1" meta:cell-count="96" meta:object-count="0"/>
  </office:meta>
</office:document-meta>
</file>